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27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ext-properties style:font-name="Liberation Sans" style:font-name-asian="Noto Sans CJK JP Regular" style:font-name-complex="Noto Sans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42.75mm" svg:y="143.02mm">
            <draw:object draw:notify-on-update-of-ranges="Sheet1.B10:Sheet1.B80 Sheet1.C10:Sheet1.C80 Sheet1.B10:Sheet1.B80 Sheet1.D10:Sheet1.D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.754484176636" calcext:value-type="float">
            <text:p>0.7544841766</text:p>
          </table:table-cell>
          <table:table-cell table:number-columns-repeated="8"/>
        </table:table-row>
        <table:table-row table:style-name="ro1">
          <table:table-cell office:value-type="float" office:value="0.826834917068" calcext:value-type="float">
            <text:p>0.8268349171</text:p>
          </table:table-cell>
          <table:table-cell table:number-columns-repeated="8"/>
        </table:table-row>
        <table:table-row table:style-name="ro1">
          <table:table-cell office:value-type="float" office:value="0.784378051758" calcext:value-type="float">
            <text:p>0.78437805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25547075272" calcext:value-type="float">
            <text:p>0.72554707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696681022644" calcext:value-type="float">
            <text:p>0.69668102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691206216812" calcext:value-type="float">
            <text:p>0.69120621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70267009735" calcext:value-type="float">
            <text:p>0.77026700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76206970215" calcext:value-type="float">
            <text:p>0.77620697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20962047577" calcext:value-type="float">
            <text:p>0.72096204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56256103516" calcext:value-type="float">
            <text:p>0.7562561035</text:p>
          </table:table-cell>
          <table:table-cell office:value-type="float" office:value="1" calcext:value-type="float">
            <text:p>1</text:p>
          </table:table-cell>
          <table:table-cell table:formula="of:=[.A1:.A10]" office:value-type="float" office:value="0.756256103516" calcext:value-type="float">
            <text:p>0.7562561035</text:p>
          </table:table-cell>
          <table:table-cell table:formula="of:=[.$I$28]" office:value-type="float" office:value="0.2539877414703" calcext:value-type="float">
            <text:p>0.25398774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844187021255" calcext:value-type="float">
            <text:p>0.84418702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86660695076" calcext:value-type="float">
            <text:p>0.86660695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827852964401" calcext:value-type="float">
            <text:p>0.8278529644</text:p>
          </table:table-cell>
          <table:table-cell table:number-columns-repeated="8"/>
        </table:table-row>
        <table:table-row table:style-name="ro1">
          <table:table-cell office:value-type="float" office:value="0.862468957901" calcext:value-type="float">
            <text:p>0.8624689579</text:p>
          </table:table-cell>
          <table:table-cell table:number-columns-repeated="8"/>
        </table:table-row>
        <table:table-row table:style-name="ro1">
          <table:table-cell office:value-type="float" office:value="0.850245952606" calcext:value-type="float">
            <text:p>0.8502459526</text:p>
          </table:table-cell>
          <table:table-cell table:number-columns-repeated="8"/>
        </table:table-row>
        <table:table-row table:style-name="ro1">
          <table:table-cell office:value-type="float" office:value="0.915444850922" calcext:value-type="float">
            <text:p>0.9154448509</text:p>
          </table:table-cell>
          <table:table-cell table:number-columns-repeated="8"/>
        </table:table-row>
        <table:table-row table:style-name="ro1">
          <table:table-cell office:value-type="float" office:value="0.867427110672" calcext:value-type="float">
            <text:p>0.8674271107</text:p>
          </table:table-cell>
          <table:table-cell table:number-columns-repeated="8"/>
        </table:table-row>
        <table:table-row table:style-name="ro1">
          <table:table-cell office:value-type="float" office:value="0.80020403862" calcext:value-type="float">
            <text:p>0.8002040386</text:p>
          </table:table-cell>
          <table:table-cell table:number-columns-repeated="7"/>
          <table:table-cell office:value-type="float" office:value="0.238247156143" calcext:value-type="float">
            <text:p>0.2382471561</text:p>
          </table:table-cell>
        </table:table-row>
        <table:table-row table:style-name="ro1">
          <table:table-cell office:value-type="float" office:value="0.857778072357" calcext:value-type="float">
            <text:p>0.8577780724</text:p>
          </table:table-cell>
          <table:table-cell table:number-columns-repeated="7"/>
          <table:table-cell office:value-type="float" office:value="0.245645046234" calcext:value-type="float">
            <text:p>0.2456450462</text:p>
          </table:table-cell>
        </table:table-row>
        <table:table-row table:style-name="ro1">
          <table:table-cell office:value-type="float" office:value="0.850550889969" calcext:value-type="float">
            <text:p>0.85055089</text:p>
          </table:table-cell>
          <table:table-cell office:value-type="float" office:value="2" calcext:value-type="float">
            <text:p>2</text:p>
          </table:table-cell>
          <table:table-cell table:formula="of:=([.A11:.A20])" office:value-type="float" office:value="0.850550889969" calcext:value-type="float">
            <text:p>0.85055089</text:p>
          </table:table-cell>
          <table:table-cell table:formula="of:=[.$I$28]" office:value-type="float" office:value="0.2539877414703" calcext:value-type="float">
            <text:p>0.2539877415</text:p>
          </table:table-cell>
          <table:table-cell table:number-columns-repeated="4"/>
          <table:table-cell office:value-type="float" office:value="0.233768224716" calcext:value-type="float">
            <text:p>0.2337682247</text:p>
          </table:table-cell>
        </table:table-row>
        <table:table-row table:style-name="ro1">
          <table:table-cell office:value-type="float" office:value="0.888142824173" calcext:value-type="float">
            <text:p>0.8881428242</text:p>
          </table:table-cell>
          <table:table-cell table:number-columns-repeated="7"/>
          <table:table-cell office:value-type="float" office:value="0.281887054443" calcext:value-type="float">
            <text:p>0.2818870544</text:p>
          </table:table-cell>
        </table:table-row>
        <table:table-row table:style-name="ro1">
          <table:table-cell office:value-type="float" office:value="0.835130929947" calcext:value-type="float">
            <text:p>0.8351309299</text:p>
          </table:table-cell>
          <table:table-cell table:number-columns-repeated="7"/>
          <table:table-cell office:value-type="float" office:value="0.283313035965" calcext:value-type="float">
            <text:p>0.283313036</text:p>
          </table:table-cell>
        </table:table-row>
        <table:table-row table:style-name="ro1">
          <table:table-cell office:value-type="float" office:value="0.861945867538" calcext:value-type="float">
            <text:p>0.8619458675</text:p>
          </table:table-cell>
          <table:table-cell table:number-columns-repeated="7"/>
          <table:table-cell office:value-type="float" office:value="0.243921041489" calcext:value-type="float">
            <text:p>0.2439210415</text:p>
          </table:table-cell>
        </table:table-row>
        <table:table-row table:style-name="ro1">
          <table:table-cell office:value-type="float" office:value="0.901273965836" calcext:value-type="float">
            <text:p>0.9012739658</text:p>
          </table:table-cell>
          <table:table-cell table:number-columns-repeated="7"/>
          <table:table-cell office:value-type="float" office:value="0.243099927902" calcext:value-type="float">
            <text:p>0.2430999279</text:p>
          </table:table-cell>
        </table:table-row>
        <table:table-row table:style-name="ro1">
          <table:table-cell office:value-type="float" office:value="0.957784175873" calcext:value-type="float">
            <text:p>0.9577841759</text:p>
          </table:table-cell>
          <table:table-cell table:number-columns-repeated="7"/>
          <table:table-cell office:value-type="float" office:value="0.254552841187" calcext:value-type="float">
            <text:p>0.2545528412</text:p>
          </table:table-cell>
        </table:table-row>
        <table:table-row table:style-name="ro1">
          <table:table-cell office:value-type="float" office:value="0.829056024551" calcext:value-type="float">
            <text:p>0.8290560246</text:p>
          </table:table-cell>
          <table:table-cell table:number-columns-repeated="7"/>
          <table:table-cell office:value-type="float" office:value="0.275384902954" calcext:value-type="float">
            <text:p>0.275384903</text:p>
          </table:table-cell>
        </table:table-row>
        <table:table-row table:style-name="ro1">
          <table:table-cell office:value-type="float" office:value="0.935221910477" calcext:value-type="float">
            <text:p>0.9352219105</text:p>
          </table:table-cell>
          <table:table-cell table:number-columns-repeated="7"/>
          <table:table-cell office:value-type="float" office:value="0.24005818367" calcext:value-type="float">
            <text:p>0.2400581837</text:p>
          </table:table-cell>
        </table:table-row>
        <table:table-row table:style-name="ro1">
          <table:table-cell office:value-type="float" office:value="0.839733123779" calcext:value-type="float">
            <text:p>0.8397331238</text:p>
          </table:table-cell>
          <table:table-cell table:number-columns-repeated="7"/>
          <table:table-cell table:formula="of:=AVERAGE([.I18:.I27])" office:value-type="float" office:value="0.2539877414703" calcext:value-type="float">
            <text:p>0.2539877415</text:p>
          </table:table-cell>
        </table:table-row>
        <table:table-row table:style-name="ro1">
          <table:table-cell office:value-type="float" office:value="0.877794027328" calcext:value-type="float">
            <text:p>0.8777940273</text:p>
          </table:table-cell>
          <table:table-cell table:number-columns-repeated="8"/>
        </table:table-row>
        <table:table-row table:style-name="ro1">
          <table:table-cell office:value-type="float" office:value="0.914356946945" calcext:value-type="float">
            <text:p>0.9143569469</text:p>
          </table:table-cell>
          <table:table-cell office:value-type="float" office:value="3" calcext:value-type="float">
            <text:p>3</text:p>
          </table:table-cell>
          <table:table-cell table:formula="of:=([.A21:.A30])" office:value-type="float" office:value="0.914356946945" calcext:value-type="float">
            <text:p>0.9143569469</text:p>
          </table:table-cell>
          <table:table-cell table:formula="of:=[.$I$28]" office:value-type="float" office:value="0.2539877414703" calcext:value-type="float">
            <text:p>0.2539877415</text:p>
          </table:table-cell>
          <table:table-cell table:number-columns-repeated="5"/>
        </table:table-row>
        <table:table-row table:style-name="ro1">
          <table:table-cell office:value-type="float" office:value="0.902451992035" calcext:value-type="float">
            <text:p>0.902451992</text:p>
          </table:table-cell>
          <table:table-cell table:number-columns-repeated="8"/>
        </table:table-row>
        <table:table-row table:style-name="ro1">
          <table:table-cell office:value-type="float" office:value="0.760093927383" calcext:value-type="float">
            <text:p>0.7600939274</text:p>
          </table:table-cell>
          <table:table-cell table:number-columns-repeated="8"/>
        </table:table-row>
        <table:table-row table:style-name="ro1">
          <table:table-cell office:value-type="float" office:value="0.988229990005" calcext:value-type="float">
            <text:p>0.98822999</text:p>
          </table:table-cell>
          <table:table-cell table:number-columns-repeated="8"/>
        </table:table-row>
        <table:table-row table:style-name="ro1">
          <table:table-cell office:value-type="float" office:value="0.934705018997" calcext:value-type="float">
            <text:p>0.934705019</text:p>
          </table:table-cell>
          <table:table-cell table:number-columns-repeated="8"/>
        </table:table-row>
        <table:table-row table:style-name="ro1">
          <table:table-cell office:value-type="float" office:value="1.0080780983" calcext:value-type="float">
            <text:p>1.0080780983</text:p>
          </table:table-cell>
          <table:table-cell table:number-columns-repeated="8"/>
        </table:table-row>
        <table:table-row table:style-name="ro1">
          <table:table-cell office:value-type="float" office:value="0.977216959" calcext:value-type="float">
            <text:p>0.977216959</text:p>
          </table:table-cell>
          <table:table-cell table:number-columns-repeated="8"/>
        </table:table-row>
        <table:table-row table:style-name="ro1">
          <table:table-cell office:value-type="float" office:value="0.978127002716" calcext:value-type="float">
            <text:p>0.9781270027</text:p>
          </table:table-cell>
          <table:table-cell table:number-columns-repeated="8"/>
        </table:table-row>
        <table:table-row table:style-name="ro1">
          <table:table-cell office:value-type="float" office:value="0.916492938995" calcext:value-type="float">
            <text:p>0.916492939</text:p>
          </table:table-cell>
          <table:table-cell table:number-columns-repeated="8"/>
        </table:table-row>
        <table:table-row table:style-name="ro1">
          <table:table-cell office:value-type="float" office:value="0.929248809814" calcext:value-type="float">
            <text:p>0.9292488098</text:p>
          </table:table-cell>
          <table:table-cell table:number-columns-repeated="8"/>
        </table:table-row>
        <table:table-row table:style-name="ro1">
          <table:table-cell office:value-type="float" office:value="0.912496089935" calcext:value-type="float">
            <text:p>0.9124960899</text:p>
          </table:table-cell>
          <table:table-cell office:value-type="float" office:value="4" calcext:value-type="float">
            <text:p>4</text:p>
          </table:table-cell>
          <table:table-cell table:formula="of:=([.A31:.A40])" office:value-type="float" office:value="0.912496089935" calcext:value-type="float">
            <text:p>0.9124960899</text:p>
          </table:table-cell>
          <table:table-cell table:formula="of:=[.$I$28]" office:value-type="float" office:value="0.2539877414703" calcext:value-type="float">
            <text:p>0.2539877415</text:p>
          </table:table-cell>
          <table:table-cell table:number-columns-repeated="5"/>
        </table:table-row>
        <table:table-row table:style-name="ro1">
          <table:table-cell office:value-type="float" office:value="0.733660936356" calcext:value-type="float">
            <text:p>0.7336609364</text:p>
          </table:table-cell>
          <table:table-cell table:number-columns-repeated="8"/>
        </table:table-row>
        <table:table-row table:style-name="ro1">
          <table:table-cell office:value-type="float" office:value="0.913984060287" calcext:value-type="float">
            <text:p>0.9139840603</text:p>
          </table:table-cell>
          <table:table-cell table:number-columns-repeated="8"/>
        </table:table-row>
        <table:table-row table:style-name="ro1">
          <table:table-cell office:value-type="float" office:value="0.815364837646" calcext:value-type="float">
            <text:p>0.8153648376</text:p>
          </table:table-cell>
          <table:table-cell table:number-columns-repeated="8"/>
        </table:table-row>
        <table:table-row table:style-name="ro1">
          <table:table-cell office:value-type="float" office:value="0.768591165543" calcext:value-type="float">
            <text:p>0.7685911655</text:p>
          </table:table-cell>
          <table:table-cell table:number-columns-repeated="8"/>
        </table:table-row>
        <table:table-row table:style-name="ro1">
          <table:table-cell office:value-type="float" office:value="0.81164598465" calcext:value-type="float">
            <text:p>0.8116459847</text:p>
          </table:table-cell>
          <table:table-cell table:number-columns-repeated="8"/>
        </table:table-row>
        <table:table-row table:style-name="ro1">
          <table:table-cell office:value-type="float" office:value="0.827188968658" calcext:value-type="float">
            <text:p>0.8271889687</text:p>
          </table:table-cell>
          <table:table-cell table:number-columns-repeated="8"/>
        </table:table-row>
        <table:table-row table:style-name="ro1">
          <table:table-cell office:value-type="float" office:value="0.792673110962" calcext:value-type="float">
            <text:p>0.792673111</text:p>
          </table:table-cell>
          <table:table-cell table:number-columns-repeated="8"/>
        </table:table-row>
        <table:table-row table:style-name="ro1">
          <table:table-cell office:value-type="float" office:value="0.793329000473" calcext:value-type="float">
            <text:p>0.7933290005</text:p>
          </table:table-cell>
          <table:table-cell table:number-columns-repeated="8"/>
        </table:table-row>
        <table:table-row table:style-name="ro1">
          <table:table-cell office:value-type="float" office:value="0.85295009613" calcext:value-type="float">
            <text:p>0.8529500961</text:p>
          </table:table-cell>
          <table:table-cell table:number-columns-repeated="8"/>
        </table:table-row>
        <table:table-row table:style-name="ro1">
          <table:table-cell office:value-type="float" office:value="0.766318082809" calcext:value-type="float">
            <text:p>0.7663180828</text:p>
          </table:table-cell>
          <table:table-cell office:value-type="float" office:value="5" calcext:value-type="float">
            <text:p>5</text:p>
          </table:table-cell>
          <table:table-cell table:formula="of:=([.A41:.A50])" office:value-type="float" office:value="0.766318082809" calcext:value-type="float">
            <text:p>0.7663180828</text:p>
          </table:table-cell>
          <table:table-cell table:formula="of:=[.$I$28]" office:value-type="float" office:value="0.2539877414703" calcext:value-type="float">
            <text:p>0.2539877415</text:p>
          </table:table-cell>
          <table:table-cell table:number-columns-repeated="5"/>
        </table:table-row>
        <table:table-row table:style-name="ro1">
          <table:table-cell office:value-type="float" office:value="0.752865076065" calcext:value-type="float">
            <text:p>0.7528650761</text:p>
          </table:table-cell>
          <table:table-cell table:number-columns-repeated="8"/>
        </table:table-row>
        <table:table-row table:style-name="ro1">
          <table:table-cell office:value-type="float" office:value="0.814243078232" calcext:value-type="float">
            <text:p>0.8142430782</text:p>
          </table:table-cell>
          <table:table-cell table:number-columns-repeated="8"/>
        </table:table-row>
        <table:table-row table:style-name="ro1">
          <table:table-cell office:value-type="float" office:value="0.935481071472" calcext:value-type="float">
            <text:p>0.9354810715</text:p>
          </table:table-cell>
          <table:table-cell table:number-columns-repeated="8"/>
        </table:table-row>
        <table:table-row table:style-name="ro1">
          <table:table-cell office:value-type="float" office:value="0.836632966995" calcext:value-type="float">
            <text:p>0.836632967</text:p>
          </table:table-cell>
          <table:table-cell table:number-columns-repeated="8"/>
        </table:table-row>
        <table:table-row table:style-name="ro1">
          <table:table-cell office:value-type="float" office:value="0.783704042435" calcext:value-type="float">
            <text:p>0.7837040424</text:p>
          </table:table-cell>
          <table:table-cell table:number-columns-repeated="8"/>
        </table:table-row>
        <table:table-row table:style-name="ro1">
          <table:table-cell office:value-type="float" office:value="0.763673067093" calcext:value-type="float">
            <text:p>0.7636730671</text:p>
          </table:table-cell>
          <table:table-cell table:number-columns-repeated="8"/>
        </table:table-row>
        <table:table-row table:style-name="ro1">
          <table:table-cell office:value-type="float" office:value="0.727632045746" calcext:value-type="float">
            <text:p>0.7276320457</text:p>
          </table:table-cell>
          <table:table-cell table:number-columns-repeated="8"/>
        </table:table-row>
        <table:table-row table:style-name="ro1">
          <table:table-cell office:value-type="float" office:value="0.840664863586" calcext:value-type="float">
            <text:p>0.8406648636</text:p>
          </table:table-cell>
          <table:table-cell table:number-columns-repeated="8"/>
        </table:table-row>
        <table:table-row table:style-name="ro1">
          <table:table-cell office:value-type="float" office:value="0.876367807388" calcext:value-type="float">
            <text:p>0.8763678074</text:p>
          </table:table-cell>
          <table:table-cell table:number-columns-repeated="8"/>
        </table:table-row>
        <table:table-row table:style-name="ro1">
          <table:table-cell office:value-type="float" office:value="0.757555961609" calcext:value-type="float">
            <text:p>0.7575559616</text:p>
          </table:table-cell>
          <table:table-cell office:value-type="float" office:value="6" calcext:value-type="float">
            <text:p>6</text:p>
          </table:table-cell>
          <table:table-cell table:formula="of:=([.A51:.A60])" office:value-type="float" office:value="0.757555961609" calcext:value-type="float">
            <text:p>0.7575559616</text:p>
          </table:table-cell>
          <table:table-cell table:formula="of:=[.$I$28]" office:value-type="float" office:value="0.2539877414703" calcext:value-type="float">
            <text:p>0.2539877415</text:p>
          </table:table-cell>
          <table:table-cell table:number-columns-repeated="5"/>
        </table:table-row>
        <table:table-row table:style-name="ro1">
          <table:table-cell office:value-type="float" office:value="0.79349398613" calcext:value-type="float">
            <text:p>0.7934939861</text:p>
          </table:table-cell>
          <table:table-cell table:number-columns-repeated="8"/>
        </table:table-row>
        <table:table-row table:style-name="ro1">
          <table:table-cell office:value-type="float" office:value="0.971297025681" calcext:value-type="float">
            <text:p>0.9712970257</text:p>
          </table:table-cell>
          <table:table-cell table:number-columns-repeated="8"/>
        </table:table-row>
        <table:table-row table:style-name="ro1">
          <table:table-cell office:value-type="float" office:value="0.731920003891" calcext:value-type="float">
            <text:p>0.7319200039</text:p>
          </table:table-cell>
          <table:table-cell table:number-columns-repeated="8"/>
        </table:table-row>
        <table:table-row table:style-name="ro1">
          <table:table-cell office:value-type="float" office:value="0.757334947586" calcext:value-type="float">
            <text:p>0.7573349476</text:p>
          </table:table-cell>
          <table:table-cell table:number-columns-repeated="8"/>
        </table:table-row>
        <table:table-row table:style-name="ro1">
          <table:table-cell office:value-type="float" office:value="0.757617950439" calcext:value-type="float">
            <text:p>0.7576179504</text:p>
          </table:table-cell>
          <table:table-cell table:number-columns-repeated="8"/>
        </table:table-row>
        <table:table-row table:style-name="ro1">
          <table:table-cell office:value-type="float" office:value="0.788522005081" calcext:value-type="float">
            <text:p>0.7885220051</text:p>
          </table:table-cell>
          <table:table-cell table:number-columns-repeated="8"/>
        </table:table-row>
        <table:table-row table:style-name="ro1">
          <table:table-cell office:value-type="float" office:value="0.788846969604" calcext:value-type="float">
            <text:p>0.7888469696</text:p>
          </table:table-cell>
          <table:table-cell table:number-columns-repeated="8"/>
        </table:table-row>
        <table:table-row table:style-name="ro1">
          <table:table-cell office:value-type="float" office:value="0.809736967087" calcext:value-type="float">
            <text:p>0.8097369671</text:p>
          </table:table-cell>
          <table:table-cell table:number-columns-repeated="8"/>
        </table:table-row>
        <table:table-row table:style-name="ro1">
          <table:table-cell office:value-type="float" office:value="0.789843082428" calcext:value-type="float">
            <text:p>0.7898430824</text:p>
          </table:table-cell>
          <table:table-cell table:number-columns-repeated="8"/>
        </table:table-row>
        <table:table-row table:style-name="ro1">
          <table:table-cell office:value-type="float" office:value="0.872922182083" calcext:value-type="float">
            <text:p>0.8729221821</text:p>
          </table:table-cell>
          <table:table-cell office:value-type="float" office:value="7" calcext:value-type="float">
            <text:p>7</text:p>
          </table:table-cell>
          <table:table-cell table:formula="of:=([.A61:.A70])" office:value-type="float" office:value="0.872922182083" calcext:value-type="float">
            <text:p>0.8729221821</text:p>
          </table:table-cell>
          <table:table-cell table:formula="of:=[.$I$28]" office:value-type="float" office:value="0.2539877414703" calcext:value-type="float">
            <text:p>0.2539877415</text:p>
          </table:table-cell>
          <table:table-cell table:number-columns-repeated="5"/>
        </table:table-row>
        <table:table-row table:style-name="ro1">
          <table:table-cell office:value-type="float" office:value="0.757956027985" calcext:value-type="float">
            <text:p>0.757956028</text:p>
          </table:table-cell>
          <table:table-cell table:number-columns-repeated="8"/>
        </table:table-row>
        <table:table-row table:style-name="ro1">
          <table:table-cell office:value-type="float" office:value="0.829980134964" calcext:value-type="float">
            <text:p>0.829980135</text:p>
          </table:table-cell>
          <table:table-cell table:number-columns-repeated="8"/>
        </table:table-row>
        <table:table-row table:style-name="ro1">
          <table:table-cell office:value-type="float" office:value="0.95871090889" calcext:value-type="float">
            <text:p>0.9587109089</text:p>
          </table:table-cell>
          <table:table-cell table:number-columns-repeated="8"/>
        </table:table-row>
        <table:table-row table:style-name="ro1">
          <table:table-cell office:value-type="float" office:value="0.668682098389" calcext:value-type="float">
            <text:p>0.6686820984</text:p>
          </table:table-cell>
          <table:table-cell table:number-columns-repeated="8"/>
        </table:table-row>
        <table:table-row table:style-name="ro1">
          <table:table-cell office:value-type="float" office:value="0.733278989792" calcext:value-type="float">
            <text:p>0.7332789898</text:p>
          </table:table-cell>
          <table:table-cell table:number-columns-repeated="8"/>
        </table:table-row>
        <table:table-row table:style-name="ro1">
          <table:table-cell office:value-type="float" office:value="0.690904855728" calcext:value-type="float">
            <text:p>0.6909048557</text:p>
          </table:table-cell>
          <table:table-cell table:number-columns-repeated="8"/>
        </table:table-row>
        <table:table-row table:style-name="ro1">
          <table:table-cell office:value-type="float" office:value="0.793689012527" calcext:value-type="float">
            <text:p>0.7936890125</text:p>
          </table:table-cell>
          <table:table-cell table:number-columns-repeated="8"/>
        </table:table-row>
        <table:table-row table:style-name="ro1">
          <table:table-cell office:value-type="float" office:value="0.769564151764" calcext:value-type="float">
            <text:p>0.7695641518</text:p>
          </table:table-cell>
          <table:table-cell table:number-columns-repeated="8"/>
        </table:table-row>
        <table:table-row table:style-name="ro1">
          <table:table-cell office:value-type="float" office:value="0.827124118805" calcext:value-type="float">
            <text:p>0.8271241188</text:p>
          </table:table-cell>
          <table:table-cell table:number-columns-repeated="8"/>
        </table:table-row>
        <table:table-row table:style-name="ro1">
          <table:table-cell office:value-type="float" office:value="0.722251176834" calcext:value-type="float">
            <text:p>0.7222511768</text:p>
          </table:table-cell>
          <table:table-cell office:value-type="float" office:value="8" calcext:value-type="float">
            <text:p>8</text:p>
          </table:table-cell>
          <table:table-cell table:formula="of:=([.A71:.A80])" office:value-type="float" office:value="0.722251176834" calcext:value-type="float">
            <text:p>0.7222511768</text:p>
          </table:table-cell>
          <table:table-cell table:formula="of:=[.$I$28]" office:value-type="float" office:value="0.2539877414703" calcext:value-type="float">
            <text:p>0.2539877415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159.99mm" svg:height="89.99mm" svg:x="136.46mm" svg:y="37.13mm">
            <draw:object draw:notify-on-update-of-ranges="Sheet2.H1:Sheet2.H8 Sheet2.I1:Sheet2.I8 Sheet2.H1:Sheet2.H8 Sheet2.J1:Sheet2.J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visibility="collapse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8632164001" calcext:value-type="float">
            <text:p>0.778632164</text:p>
          </table:table-cell>
          <table:table-cell/>
          <table:table-cell office:value-type="float" office:value="1.26490783691" calcext:value-type="float">
            <text:p>1.26490783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table:formula="of:=[.C10]" office:value-type="float" office:value="0.752419948578" calcext:value-type="float">
            <text:p>0.7524199486</text:p>
          </table:table-cell>
          <table:table-cell table:style-name="ce2" table:formula="of:=[.E10]" office:value-type="float" office:value="1.26018309593" calcext:value-type="float">
            <text:p>1.2601830959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2360935211" calcext:value-type="float">
            <text:p>0.8823609352</text:p>
          </table:table-cell>
          <table:table-cell/>
          <table:table-cell office:value-type="float" office:value="1.19633603096" calcext:value-type="float">
            <text:p>1.1963360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table:formula="of:=[.C20]" office:value-type="float" office:value="1.10957193375" calcext:value-type="float">
            <text:p>1.1095719338</text:p>
          </table:table-cell>
          <table:table-cell table:style-name="ce2" table:formula="of:=[.E20]" office:value-type="float" office:value="0.769530057907" calcext:value-type="float">
            <text:p>0.7695300579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1513004303" calcext:value-type="float">
            <text:p>0.7515130043</text:p>
          </table:table-cell>
          <table:table-cell/>
          <table:table-cell office:value-type="float" office:value="1.31038999557" calcext:value-type="float">
            <text:p>1.31038999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" table:formula="of:=[.C30]" office:value-type="float" office:value="1.14672207832" calcext:value-type="float">
            <text:p>1.1467220783</text:p>
          </table:table-cell>
          <table:table-cell table:style-name="ce2" table:formula="of:=[.E30]" office:value-type="float" office:value="0.727946043015" calcext:value-type="float">
            <text:p>0.727946043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6402025223" calcext:value-type="float">
            <text:p>0.7464020252</text:p>
          </table:table-cell>
          <table:table-cell/>
          <table:table-cell office:value-type="float" office:value="1.62938785553" calcext:value-type="float">
            <text:p>1.629387855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table:formula="of:=[.C40]" office:value-type="float" office:value="1.27884793282" calcext:value-type="float">
            <text:p>1.2788479328</text:p>
          </table:table-cell>
          <table:table-cell table:style-name="ce2" table:formula="of:=[.E40]" office:value-type="float" office:value="0.534600019455" calcext:value-type="float">
            <text:p>0.5346000195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5702009201" calcext:value-type="float">
            <text:p>0.7657020092</text:p>
          </table:table-cell>
          <table:table-cell/>
          <table:table-cell office:value-type="float" office:value="1.3888258934" calcext:value-type="float">
            <text:p>1.388825893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table:formula="of:=[.C50]" office:value-type="float" office:value="1.58129715919" calcext:value-type="float">
            <text:p>1.5812971592</text:p>
          </table:table-cell>
          <table:table-cell table:style-name="ce2" table:formula="of:=[.E50]" office:value-type="float" office:value="0.460479021072" calcext:value-type="float">
            <text:p>0.4604790211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0590839386" calcext:value-type="float">
            <text:p>0.9605908394</text:p>
          </table:table-cell>
          <table:table-cell/>
          <table:table-cell office:value-type="float" office:value="1.27752709389" calcext:value-type="float">
            <text:p>1.277527093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table:formula="of:=[.C60]" office:value-type="float" office:value="1.79771113396" calcext:value-type="float">
            <text:p>1.797711134</text:p>
          </table:table-cell>
          <table:table-cell table:style-name="ce2" table:formula="of:=[.E60]" office:value-type="float" office:value="0.495027065277" calcext:value-type="float">
            <text:p>0.4950270653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8661994934" calcext:value-type="float">
            <text:p>0.7486619949</text:p>
          </table:table-cell>
          <table:table-cell/>
          <table:table-cell office:value-type="float" office:value="1.2138800621" calcext:value-type="float">
            <text:p>1.21388006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formula="of:=[.C70]" office:value-type="float" office:value="1.43228387833" calcext:value-type="float">
            <text:p>1.4322838783</text:p>
          </table:table-cell>
          <table:table-cell table:style-name="ce2" table:formula="of:=[.E70]" office:value-type="float" office:value="0.495234012604" calcext:value-type="float">
            <text:p>0.4952340126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0777959824" calcext:value-type="float">
            <text:p>0.7507779598</text:p>
          </table:table-cell>
          <table:table-cell/>
          <table:table-cell office:value-type="float" office:value="1.44076395035" calcext:value-type="float">
            <text:p>1.44076395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formula="of:=[.C80]" office:value-type="float" office:value="2.03727793694" calcext:value-type="float">
            <text:p>2.0372779369</text:p>
          </table:table-cell>
          <table:table-cell table:style-name="ce2" table:formula="of:=[.E80]" office:value-type="float" office:value="0.429678916931" calcext:value-type="float">
            <text:p>0.4296789169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7567100525" calcext:value-type="float">
            <text:p>0.8275671005</text:p>
          </table:table-cell>
          <table:table-cell/>
          <table:table-cell office:value-type="float" office:value="1.18314695358" calcext:value-type="float">
            <text:p>1.1831469536</text:p>
          </table:table-cell>
          <table:table-cell table:number-columns-repeated="4"/>
          <table:table-cell table:style-name="ce2" table:number-columns-repeated="2"/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2419948578" calcext:value-type="float">
            <text:p>0.7524199486</text:p>
          </table:table-cell>
          <table:table-cell table:formula="of:=([.B1:.B10])" office:value-type="float" office:value="0.752419948578" calcext:value-type="float">
            <text:p>0.7524199486</text:p>
          </table:table-cell>
          <table:table-cell office:value-type="float" office:value="1.26018309593" calcext:value-type="float">
            <text:p>1.2601830959</text:p>
          </table:table-cell>
          <table:table-cell table:formula="of:=([.D1:.D10])" office:value-type="float" office:value="1.26018309593" calcext:value-type="float">
            <text:p>1.26018309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number-columns-repeated="2"/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2884082794" calcext:value-type="float">
            <text:p>0.8228840828</text:p>
          </table:table-cell>
          <table:table-cell/>
          <table:table-cell office:value-type="float" office:value="0.741095066071" calcext:value-type="float">
            <text:p>0.741095066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1371974945" calcext:value-type="float">
            <text:p>0.8813719749</text:p>
          </table:table-cell>
          <table:table-cell/>
          <table:table-cell office:value-type="float" office:value="0.713994979858" calcext:value-type="float">
            <text:p>0.713994979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0757837296" calcext:value-type="float">
            <text:p>0.8507578373</text:p>
          </table:table-cell>
          <table:table-cell/>
          <table:table-cell office:value-type="float" office:value="0.830157995224" calcext:value-type="float">
            <text:p>0.830157995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4890184402" calcext:value-type="float">
            <text:p>0.7748901844</text:p>
          </table:table-cell>
          <table:table-cell/>
          <table:table-cell office:value-type="float" office:value="0.808576107025" calcext:value-type="float">
            <text:p>0.80857610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3306932449" calcext:value-type="float">
            <text:p>0.9333069324</text:p>
          </table:table-cell>
          <table:table-cell/>
          <table:table-cell office:value-type="float" office:value="0.669440031052" calcext:value-type="float">
            <text:p>0.669440031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7399816513" calcext:value-type="float">
            <text:p>0.9873998165</text:p>
          </table:table-cell>
          <table:table-cell/>
          <table:table-cell office:value-type="float" office:value="0.744791984558" calcext:value-type="float">
            <text:p>0.744791984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572201729" calcext:value-type="float">
            <text:p>1.0357220173</text:p>
          </table:table-cell>
          <table:table-cell/>
          <table:table-cell office:value-type="float" office:value="0.687944889069" calcext:value-type="float">
            <text:p>0.687944889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935004234" calcext:value-type="float">
            <text:p>1.0293500423</text:p>
          </table:table-cell>
          <table:table-cell/>
          <table:table-cell office:value-type="float" office:value="0.695600986481" calcext:value-type="float">
            <text:p>0.695600986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627602577" calcext:value-type="float">
            <text:p>1.1162760258</text:p>
          </table:table-cell>
          <table:table-cell/>
          <table:table-cell office:value-type="float" office:value="0.707022190094" calcext:value-type="float">
            <text:p>0.707022190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957193375" calcext:value-type="float">
            <text:p>1.1095719338</text:p>
          </table:table-cell>
          <table:table-cell table:formula="of:=([.B11:.B20])" office:value-type="float" office:value="1.10957193375" calcext:value-type="float">
            <text:p>1.1095719338</text:p>
          </table:table-cell>
          <table:table-cell office:value-type="float" office:value="0.769530057907" calcext:value-type="float">
            <text:p>0.7695300579</text:p>
          </table:table-cell>
          <table:table-cell table:formula="of:=([.D11:.D20])" office:value-type="float" office:value="0.769530057907" calcext:value-type="float">
            <text:p>0.769530057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421387672" calcext:value-type="float">
            <text:p>1.1842138767</text:p>
          </table:table-cell>
          <table:table-cell/>
          <table:table-cell office:value-type="float" office:value="0.728490114212" calcext:value-type="float">
            <text:p>0.728490114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280808449" calcext:value-type="float">
            <text:p>1.0128080845</text:p>
          </table:table-cell>
          <table:table-cell/>
          <table:table-cell office:value-type="float" office:value="0.534659862518" calcext:value-type="float">
            <text:p>0.534659862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1016864777" calcext:value-type="float">
            <text:p>0.9910168648</text:p>
          </table:table-cell>
          <table:table-cell/>
          <table:table-cell office:value-type="float" office:value="0.622815132141" calcext:value-type="float">
            <text:p>0.622815132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2803902626" calcext:value-type="float">
            <text:p>1.2280390263</text:p>
          </table:table-cell>
          <table:table-cell/>
          <table:table-cell office:value-type="float" office:value="0.682751893997" calcext:value-type="float">
            <text:p>0.68275189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7708911896" calcext:value-type="float">
            <text:p>1.277089119</text:p>
          </table:table-cell>
          <table:table-cell/>
          <table:table-cell office:value-type="float" office:value="0.698064088821" calcext:value-type="float">
            <text:p>0.698064088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760390282" calcext:value-type="float">
            <text:p>1.2376039028</text:p>
          </table:table-cell>
          <table:table-cell/>
          <table:table-cell office:value-type="float" office:value="0.661377906799" calcext:value-type="float">
            <text:p>0.661377906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2802143097" calcext:value-type="float">
            <text:p>0.9928021431</text:p>
          </table:table-cell>
          <table:table-cell/>
          <table:table-cell office:value-type="float" office:value="0.676095962524" calcext:value-type="float">
            <text:p>0.676095962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960493088" calcext:value-type="float">
            <text:p>1.0096049309</text:p>
          </table:table-cell>
          <table:table-cell/>
          <table:table-cell office:value-type="float" office:value="0.731983184814" calcext:value-type="float">
            <text:p>0.731983184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9520835876" calcext:value-type="float">
            <text:p>0.9395208359</text:p>
          </table:table-cell>
          <table:table-cell/>
          <table:table-cell office:value-type="float" office:value="0.655356884003" calcext:value-type="float">
            <text:p>0.65535688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672207832" calcext:value-type="float">
            <text:p>1.1467220783</text:p>
          </table:table-cell>
          <table:table-cell table:formula="of:=([.B21:.B30])" office:value-type="float" office:value="1.14672207832" calcext:value-type="float">
            <text:p>1.1467220783</text:p>
          </table:table-cell>
          <table:table-cell office:value-type="float" office:value="0.727946043015" calcext:value-type="float">
            <text:p>0.727946043</text:p>
          </table:table-cell>
          <table:table-cell table:formula="of:=([.D21:.D30])" office:value-type="float" office:value="0.727946043015" calcext:value-type="float">
            <text:p>0.727946043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795210838" calcext:value-type="float">
            <text:p>1.3679521084</text:p>
          </table:table-cell>
          <table:table-cell/>
          <table:table-cell office:value-type="float" office:value="0.497373819351" calcext:value-type="float">
            <text:p>0.497373819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900485039" calcext:value-type="float">
            <text:p>1.2390048504</text:p>
          </table:table-cell>
          <table:table-cell/>
          <table:table-cell office:value-type="float" office:value="0.528709888458" calcext:value-type="float">
            <text:p>0.528709888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0585312843" calcext:value-type="float">
            <text:p>1.3058531284</text:p>
          </table:table-cell>
          <table:table-cell/>
          <table:table-cell office:value-type="float" office:value="0.531032085419" calcext:value-type="float">
            <text:p>0.531032085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1733789444" calcext:value-type="float">
            <text:p>1.4173378944</text:p>
          </table:table-cell>
          <table:table-cell/>
          <table:table-cell office:value-type="float" office:value="0.567206144333" calcext:value-type="float">
            <text:p>0.567206144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7668299675" calcext:value-type="float">
            <text:p>1.3766829968</text:p>
          </table:table-cell>
          <table:table-cell/>
          <table:table-cell office:value-type="float" office:value="0.520976066589" calcext:value-type="float">
            <text:p>0.520976066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7924408913" calcext:value-type="float">
            <text:p>1.3792440891</text:p>
          </table:table-cell>
          <table:table-cell/>
          <table:table-cell office:value-type="float" office:value="0.527663946152" calcext:value-type="float">
            <text:p>0.527663946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9129900932" calcext:value-type="float">
            <text:p>1.3912990093</text:p>
          </table:table-cell>
          <table:table-cell/>
          <table:table-cell office:value-type="float" office:value="0.511490106583" calcext:value-type="float">
            <text:p>0.511490106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455417633" calcext:value-type="float">
            <text:p>1.3545541763</text:p>
          </table:table-cell>
          <table:table-cell/>
          <table:table-cell office:value-type="float" office:value="0.628898859024" calcext:value-type="float">
            <text:p>0.62889885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7012410164" calcext:value-type="float">
            <text:p>1.3701241016</text:p>
          </table:table-cell>
          <table:table-cell/>
          <table:table-cell office:value-type="float" office:value="0.54462480545" calcext:value-type="float">
            <text:p>0.544624805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7884793282" calcext:value-type="float">
            <text:p>1.2788479328</text:p>
          </table:table-cell>
          <table:table-cell table:formula="of:=([.B31:.B40])" office:value-type="float" office:value="1.27884793282" calcext:value-type="float">
            <text:p>1.2788479328</text:p>
          </table:table-cell>
          <table:table-cell office:value-type="float" office:value="0.534600019455" calcext:value-type="float">
            <text:p>0.5346000195</text:p>
          </table:table-cell>
          <table:table-cell table:formula="of:=([.D31:.D40])" office:value-type="float" office:value="0.534600019455" calcext:value-type="float">
            <text:p>0.534600019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733397484" calcext:value-type="float">
            <text:p>1.5273339748</text:p>
          </table:table-cell>
          <table:table-cell/>
          <table:table-cell office:value-type="float" office:value="0.476269960403" calcext:value-type="float">
            <text:p>0.476269960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71889925" calcext:value-type="float">
            <text:p>1.271889925</text:p>
          </table:table-cell>
          <table:table-cell/>
          <table:table-cell office:value-type="float" office:value="0.448329925537" calcext:value-type="float">
            <text:p>0.448329925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3372511864" calcext:value-type="float">
            <text:p>1.4337251186</text:p>
          </table:table-cell>
          <table:table-cell/>
          <table:table-cell office:value-type="float" office:value="0.494710922241" calcext:value-type="float">
            <text:p>0.494710922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8682508469" calcext:value-type="float">
            <text:p>1.3868250847</text:p>
          </table:table-cell>
          <table:table-cell/>
          <table:table-cell office:value-type="float" office:value="0.463095903397" calcext:value-type="float">
            <text:p>0.463095903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3829312325" calcext:value-type="float">
            <text:p>1.5382931233</text:p>
          </table:table-cell>
          <table:table-cell/>
          <table:table-cell office:value-type="float" office:value="0.490978002548" calcext:value-type="float">
            <text:p>0.490978002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0741004944" calcext:value-type="float">
            <text:p>1.5074100494</text:p>
          </table:table-cell>
          <table:table-cell/>
          <table:table-cell office:value-type="float" office:value="0.479296922684" calcext:value-type="float">
            <text:p>0.479296922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9372110367" calcext:value-type="float">
            <text:p>1.3937211037</text:p>
          </table:table-cell>
          <table:table-cell/>
          <table:table-cell office:value-type="float" office:value="0.473173856735" calcext:value-type="float">
            <text:p>0.473173856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461806297" calcext:value-type="float">
            <text:p>1.114618063</text:p>
          </table:table-cell>
          <table:table-cell/>
          <table:table-cell office:value-type="float" office:value="0.499706983566" calcext:value-type="float">
            <text:p>0.499706983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0768494606" calcext:value-type="float">
            <text:p>1.5076849461</text:p>
          </table:table-cell>
          <table:table-cell/>
          <table:table-cell office:value-type="float" office:value="0.495460033417" calcext:value-type="float">
            <text:p>0.495460033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8129715919" calcext:value-type="float">
            <text:p>1.5812971592</text:p>
          </table:table-cell>
          <table:table-cell table:formula="of:=([.B41:.B50])" office:value-type="float" office:value="1.58129715919" calcext:value-type="float">
            <text:p>1.5812971592</text:p>
          </table:table-cell>
          <table:table-cell office:value-type="float" office:value="0.460479021072" calcext:value-type="float">
            <text:p>0.4604790211</text:p>
          </table:table-cell>
          <table:table-cell table:formula="of:=([.D41:.D50])" office:value-type="float" office:value="0.460479021072" calcext:value-type="float">
            <text:p>0.460479021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4996590614" calcext:value-type="float">
            <text:p>1.7499659061</text:p>
          </table:table-cell>
          <table:table-cell/>
          <table:table-cell office:value-type="float" office:value="0.479221105576" calcext:value-type="float">
            <text:p>0.479221105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1847405434" calcext:value-type="float">
            <text:p>1.8184740543</text:p>
          </table:table-cell>
          <table:table-cell/>
          <table:table-cell office:value-type="float" office:value="0.504277944565" calcext:value-type="float">
            <text:p>0.504277944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4310698509" calcext:value-type="float">
            <text:p>1.8431069851</text:p>
          </table:table-cell>
          <table:table-cell/>
          <table:table-cell office:value-type="float" office:value="0.492493152618" calcext:value-type="float">
            <text:p>0.492493152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9533991814" calcext:value-type="float">
            <text:p>1.6953399181</text:p>
          </table:table-cell>
          <table:table-cell/>
          <table:table-cell office:value-type="float" office:value="0.486499071121" calcext:value-type="float">
            <text:p>0.486499071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8271403313" calcext:value-type="float">
            <text:p>1.8827140331</text:p>
          </table:table-cell>
          <table:table-cell/>
          <table:table-cell office:value-type="float" office:value="0.492755889893" calcext:value-type="float">
            <text:p>0.492755889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8587117195" calcext:value-type="float">
            <text:p>1.885871172</text:p>
          </table:table-cell>
          <table:table-cell/>
          <table:table-cell office:value-type="float" office:value="0.505364894867" calcext:value-type="float">
            <text:p>0.505364894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685317039" calcext:value-type="float">
            <text:p>1.6868531704</text:p>
          </table:table-cell>
          <table:table-cell/>
          <table:table-cell office:value-type="float" office:value="0.541088104248" calcext:value-type="float">
            <text:p>0.541088104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6324605942" calcext:value-type="float">
            <text:p>1.7632460594</text:p>
          </table:table-cell>
          <table:table-cell/>
          <table:table-cell office:value-type="float" office:value="0.4977850914" calcext:value-type="float">
            <text:p>0.49778509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7354097366" calcext:value-type="float">
            <text:p>1.7735409737</text:p>
          </table:table-cell>
          <table:table-cell/>
          <table:table-cell office:value-type="float" office:value="0.421979904175" calcext:value-type="float">
            <text:p>0.421979904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9771113396" calcext:value-type="float">
            <text:p>1.797711134</text:p>
          </table:table-cell>
          <table:table-cell table:formula="of:=([.B51:.B60])" office:value-type="float" office:value="1.79771113396" calcext:value-type="float">
            <text:p>1.797711134</text:p>
          </table:table-cell>
          <table:table-cell office:value-type="float" office:value="0.495027065277" calcext:value-type="float">
            <text:p>0.4950270653</text:p>
          </table:table-cell>
          <table:table-cell table:formula="of:=([.D51:.D60])" office:value-type="float" office:value="0.495027065277" calcext:value-type="float">
            <text:p>0.4950270653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2714099884" calcext:value-type="float">
            <text:p>1.6271409988</text:p>
          </table:table-cell>
          <table:table-cell/>
          <table:table-cell office:value-type="float" office:value="0.561192989349" calcext:value-type="float">
            <text:p>0.561192989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688399315" calcext:value-type="float">
            <text:p>1.6168839932</text:p>
          </table:table-cell>
          <table:table-cell/>
          <table:table-cell office:value-type="float" office:value="0.439157009125" calcext:value-type="float">
            <text:p>0.439157009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4475498199" calcext:value-type="float">
            <text:p>1.544754982</text:p>
          </table:table-cell>
          <table:table-cell/>
          <table:table-cell office:value-type="float" office:value="0.426898956299" calcext:value-type="float">
            <text:p>0.426898956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698493004" calcext:value-type="float">
            <text:p>1.52698493</text:p>
          </table:table-cell>
          <table:table-cell/>
          <table:table-cell office:value-type="float" office:value="0.555966854095" calcext:value-type="float">
            <text:p>0.555966854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974112511" calcext:value-type="float">
            <text:p>1.4497411251</text:p>
          </table:table-cell>
          <table:table-cell/>
          <table:table-cell office:value-type="float" office:value="0.455139875412" calcext:value-type="float">
            <text:p>0.455139875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589906693" calcext:value-type="float">
            <text:p>1.6358990669</text:p>
          </table:table-cell>
          <table:table-cell/>
          <table:table-cell office:value-type="float" office:value="0.452704191208" calcext:value-type="float">
            <text:p>0.452704191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176690102" calcext:value-type="float">
            <text:p>1.521766901</text:p>
          </table:table-cell>
          <table:table-cell/>
          <table:table-cell office:value-type="float" office:value="0.431121110916" calcext:value-type="float">
            <text:p>0.431121110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2274909019" calcext:value-type="float">
            <text:p>1.6227490902</text:p>
          </table:table-cell>
          <table:table-cell/>
          <table:table-cell office:value-type="float" office:value="0.428044080734" calcext:value-type="float">
            <text:p>0.428044080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4624009132" calcext:value-type="float">
            <text:p>1.5462400913</text:p>
          </table:table-cell>
          <table:table-cell/>
          <table:table-cell office:value-type="float" office:value="0.425169229507" calcext:value-type="float">
            <text:p>0.425169229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3228387833" calcext:value-type="float">
            <text:p>1.4322838783</text:p>
          </table:table-cell>
          <table:table-cell table:formula="of:=([.B61:.B70])" office:value-type="float" office:value="1.43228387833" calcext:value-type="float">
            <text:p>1.4322838783</text:p>
          </table:table-cell>
          <table:table-cell office:value-type="float" office:value="0.495234012604" calcext:value-type="float">
            <text:p>0.4952340126</text:p>
          </table:table-cell>
          <table:table-cell table:formula="of:=([.D61:.D70])" office:value-type="float" office:value="0.495234012604" calcext:value-type="float">
            <text:p>0.495234012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6115493774" calcext:value-type="float">
            <text:p>1.9611549377</text:p>
          </table:table-cell>
          <table:table-cell/>
          <table:table-cell office:value-type="float" office:value="0.456439971924" calcext:value-type="float">
            <text:p>0.456439971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3304004669" calcext:value-type="float">
            <text:p>2.0330400467</text:p>
          </table:table-cell>
          <table:table-cell/>
          <table:table-cell office:value-type="float" office:value="0.439759016037" calcext:value-type="float">
            <text:p>0.43975901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4462409019" calcext:value-type="float">
            <text:p>2.0446240902</text:p>
          </table:table-cell>
          <table:table-cell/>
          <table:table-cell office:value-type="float" office:value="0.427692890167" calcext:value-type="float">
            <text:p>0.427692890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3831911087" calcext:value-type="float">
            <text:p>2.0383191109</text:p>
          </table:table-cell>
          <table:table-cell/>
          <table:table-cell office:value-type="float" office:value="0.490188121796" calcext:value-type="float">
            <text:p>0.490188121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716591835" calcext:value-type="float">
            <text:p>1.9971659184</text:p>
          </table:table-cell>
          <table:table-cell/>
          <table:table-cell office:value-type="float" office:value="0.423767089844" calcext:value-type="float">
            <text:p>0.423767089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8463978767" calcext:value-type="float">
            <text:p>2.0846397877</text:p>
          </table:table-cell>
          <table:table-cell/>
          <table:table-cell office:value-type="float" office:value="0.488445043564" calcext:value-type="float">
            <text:p>0.488445043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6652808189" calcext:value-type="float">
            <text:p>2.0665280819</text:p>
          </table:table-cell>
          <table:table-cell/>
          <table:table-cell office:value-type="float" office:value="0.397684812546" calcext:value-type="float">
            <text:p>0.397684812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1437997818" calcext:value-type="float">
            <text:p>2.0143799782</text:p>
          </table:table-cell>
          <table:table-cell/>
          <table:table-cell office:value-type="float" office:value="0.487285852432" calcext:value-type="float">
            <text:p>0.487285852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0624504089" calcext:value-type="float">
            <text:p>2.1062450409</text:p>
          </table:table-cell>
          <table:table-cell/>
          <table:table-cell office:value-type="float" office:value="0.393249034882" calcext:value-type="float">
            <text:p>0.393249034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3727793694" calcext:value-type="float">
            <text:p>2.0372779369</text:p>
          </table:table-cell>
          <table:table-cell table:formula="of:=([.B71:.B80])" office:value-type="float" office:value="2.03727793694" calcext:value-type="float">
            <text:p>2.0372779369</text:p>
          </table:table-cell>
          <table:table-cell office:value-type="float" office:value="0.429678916931" calcext:value-type="float">
            <text:p>0.4296789169</text:p>
          </table:table-cell>
          <table:table-cell table:formula="of:=([.D71:.D80])" office:value-type="float" office:value="0.429678916931" calcext:value-type="float">
            <text:p>0.429678916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 table:number-rows-repeated="104849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15:59:10.769331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6:58:20.278709198</meta:creation-date>
    <dc:date>2015-06-15T16:20:36.469088399</dc:date>
    <meta:editing-duration>PT29M32S</meta:editing-duration>
    <meta:editing-cycles>8</meta:editing-cycles>
    <meta:generator>LibreOffice/4.4.3.2$Linux_X86_64 LibreOffice_project/40m0$Build-2</meta:generator>
    <meta:document-statistic meta:table-count="2" meta:cell-count="4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1.331cm" svg:y="0.18cm" svg:width="14.349cm" svg:height="7.659cm">
          <chartooo:coordinate-region svg:x="2.058cm" svg:y="0.379cm" svg:width="13.528cm" svg:height="6.813cm"/>
          <chart:axis chart:dimension="x" chart:name="primary-x" chart:style-name="ch3" chartooo:axis-type="auto">
            <chart:title svg:x="7.376cm" svg:y="8.019cm" chart:style-name="ch4">
              <text:p>Ilość procesów</text:p>
            </chart:title>
            <chart:categories table:cell-range-address="local-table.$A$2:.$A$72"/>
          </chart:axis>
          <chart:axis chart:dimension="y" chart:name="primary-y" chart:style-name="ch3">
            <chart:title svg:x="0.451cm" svg:y="4.662cm" chart:style-name="ch5">
              <text:p>Czas (s)</text:p>
            </chart:title>
            <chart:grid chart:style-name="ch6" chart:class="major"/>
          </chart:axis>
          <chart:series chart:style-name="ch7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8" chart:values-cell-range-address="local-table.$D$2:.$D$72" chart:label-cell-address="local-table.$D$1" chart:class="chart:scatter"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ozproszenie</text:p>
              </table:table-cell>
              <table:table-cell office:value-type="string">
                <text:p>nieroz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.756256103516">
                <text:p>0.756256103516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2</text:p>
                <text:list>
                  <text:list-item>
                    <text:p>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text:list>
                  <text:list-item>
                    <text:p>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text:list>
                  <text:list-item>
                    <text:p>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text:list>
                  <text:list-item>
                    <text:p>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text:list>
                  <text:list-item>
                    <text:p>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text:list>
                  <text:list-item>
                    <text:p>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text:list>
                  <text:list-item>
                    <text:p>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text:list>
                  <text:list-item>
                    <text:p>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  <text:list>
                  <text:list-item>
                    <text:p>1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0.850550889969">
                <text:p>0.850550889969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12</text:p>
                <text:list>
                  <text:list-item>
                    <text:p>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  <text:list>
                  <text:list-item>
                    <text:p>1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text:list>
                  <text:list-item>
                    <text:p>1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  <text:list>
                  <text:list-item>
                    <text:p>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text:list>
                  <text:list-item>
                    <text:p>1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  <text:list>
                  <text:list-item>
                    <text:p>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text:list>
                  <text:list-item>
                    <text:p>1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  <text:list>
                  <text:list-item>
                    <text:p>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  <text:list>
                  <text:list-item>
                    <text:p>2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0.914356946945">
                <text:p>0.914356946945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22</text:p>
                <text:list>
                  <text:list-item>
                    <text:p>2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  <text:list>
                  <text:list-item>
                    <text:p>2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  <text:list>
                  <text:list-item>
                    <text:p>2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text:list>
                  <text:list-item>
                    <text:p>2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text:list>
                  <text:list-item>
                    <text:p>2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  <text:list>
                  <text:list-item>
                    <text:p>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  <text:list>
                  <text:list-item>
                    <text:p>2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  <text:list>
                  <text:list-item>
                    <text:p>2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text:list>
                  <text:list-item>
                    <text:p>3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  <text:list>
                  <text:list-item>
                    <text:p>3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0.912496089935">
                <text:p>0.912496089935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32</text:p>
                <text:list>
                  <text:list-item>
                    <text:p>3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  <text:list>
                  <text:list-item>
                    <text:p>3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  <text:list>
                  <text:list-item>
                    <text:p>3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text:list>
                  <text:list-item>
                    <text:p>3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  <text:list>
                  <text:list-item>
                    <text:p>3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  <text:list>
                  <text:list-item>
                    <text:p>3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  <text:list>
                  <text:list-item>
                    <text:p>3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  <text:list>
                  <text:list-item>
                    <text:p>3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  <text:list>
                  <text:list-item>
                    <text:p>4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  <text:list>
                  <text:list-item>
                    <text:p>4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0.766318082809">
                <text:p>0.766318082809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42</text:p>
                <text:list>
                  <text:list-item>
                    <text:p>4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  <text:list>
                  <text:list-item>
                    <text:p>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  <text:list>
                  <text:list-item>
                    <text:p>4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  <text:list>
                  <text:list-item>
                    <text:p>4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  <text:list>
                  <text:list-item>
                    <text:p>4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  <text:list>
                  <text:list-item>
                    <text:p>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  <text:list>
                  <text:list-item>
                    <text:p>4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  <text:list>
                  <text:list-item>
                    <text:p>4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  <text:list>
                  <text:list-item>
                    <text:p>5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0.757555961609">
                <text:p>0.757555961609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52</text:p>
                <text:list>
                  <text:list-item>
                    <text:p>5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  <text:list>
                  <text:list-item>
                    <text:p>5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  <text:list>
                  <text:list-item>
                    <text:p>5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  <text:list>
                  <text:list-item>
                    <text:p>5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  <text:list>
                  <text:list-item>
                    <text:p>5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  <text:list>
                  <text:list-item>
                    <text:p>5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  <text:list>
                  <text:list-item>
                    <text:p>5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  <text:list>
                  <text:list-item>
                    <text:p>5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  <text:list>
                  <text:list-item>
                    <text:p>6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  <text:list>
                  <text:list-item>
                    <text:p>6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0.872922182083">
                <text:p>0.872922182083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62</text:p>
                <text:list>
                  <text:list-item>
                    <text:p>6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  <text:list>
                  <text:list-item>
                    <text:p>6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  <text:list>
                  <text:list-item>
                    <text:p>6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  <text:list>
                  <text:list-item>
                    <text:p>6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  <text:list>
                  <text:list-item>
                    <text:p>6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  <text:list>
                  <text:list-item>
                    <text:p>6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  <text:list>
                  <text:list-item>
                    <text:p>6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  <text:list>
                  <text:list-item>
                    <text:p>6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  <text:list>
                  <text:list-item>
                    <text:p>7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  <text:list>
                  <text:list-item>
                    <text:p>7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0.722251176834">
                <text:p>0.722251176834</text:p>
              </table:table-cell>
              <table:table-cell office:value-type="float" office:value="0.2539877414703">
                <text:p>0.2539877414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3.952cm" style:legend-expansion="high" chart:style-name="ch2"/>
        <chart:plot-area chart:style-name="ch3" table:cell-range-address="Sheet2.H1:Sheet2.J8" chart:data-source-has-labels="row" svg:x="0.32cm" svg:y="0.18cm" svg:width="12.693cm" svg:height="8.64cm">
          <chartooo:coordinate-region svg:x="1.047cm" svg:y="0.379cm" svg:width="11.8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I1:Sheet2.I8" loext:label-string="metoda1" chart:class="chart:scatter">
            <chart:domain table:cell-range-address="Sheet2.H1:Sheet2.H8"/>
            <chart:data-point chart:repeated="8"/>
          </chart:series>
          <chart:series chart:style-name="ch7" chart:values-cell-range-address="Sheet2.J1:Sheet2.J8" loext:label-string="metoda2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etoda1</text:p>
              </table:table-cell>
              <table:table-cell office:value-type="string">
                <text:p>metoda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H1:Sheet2.H8</svg:desc>
                </draw:g>
              </table:table-cell>
              <table:table-cell office:value-type="float" office:value="0.752419948578">
                <text:p>0.752419948578</text:p>
                <draw:g>
                  <svg:desc>Sheet2.I1:Sheet2.I8</svg:desc>
                </draw:g>
              </table:table-cell>
              <table:table-cell office:value-type="float" office:value="1.26018309593">
                <text:p>1.26018309593</text:p>
                <draw:g>
                  <svg:desc>Sheet2.J1:Sheet2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0957193375">
                <text:p>1.10957193375</text:p>
              </table:table-cell>
              <table:table-cell office:value-type="float" office:value="0.769530057907">
                <text:p>0.769530057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4672207832">
                <text:p>1.14672207832</text:p>
              </table:table-cell>
              <table:table-cell office:value-type="float" office:value="0.727946043015">
                <text:p>0.727946043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7884793282">
                <text:p>1.27884793282</text:p>
              </table:table-cell>
              <table:table-cell office:value-type="float" office:value="0.534600019455">
                <text:p>0.534600019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58129715919">
                <text:p>1.58129715919</text:p>
              </table:table-cell>
              <table:table-cell office:value-type="float" office:value="0.460479021072">
                <text:p>0.460479021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9771113396">
                <text:p>1.79771113396</text:p>
              </table:table-cell>
              <table:table-cell office:value-type="float" office:value="0.495027065277">
                <text:p>0.495027065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3228387833">
                <text:p>1.43228387833</text:p>
              </table:table-cell>
              <table:table-cell office:value-type="float" office:value="0.495234012604">
                <text:p>0.495234012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03727793694">
                <text:p>2.03727793694</text:p>
              </table:table-cell>
              <table:table-cell office:value-type="float" office:value="0.429678916931">
                <text:p>0.429678916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